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language="fr" fo:country="FR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fo:language="fr" fo:country="FR" officeooo:rsid="001496d3" officeooo:paragraph-rsid="001496d3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fr" fo:country="FR" fo:font-weight="normal" officeooo:rsid="001496d3" officeooo:paragraph-rsid="001496d3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fr" fo:country="FR" fo:font-weight="normal" officeooo:rsid="001496d3" officeooo:paragraph-rsid="0017fea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normal" officeooo:rsid="001496d3" officeooo:paragraph-rsid="001496d3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ed5" style:font-weight-asian="bold" style:font-weight-complex="bold"/>
    </style:style>
    <style:style style:name="T3" style:family="text">
      <style:text-properties officeooo:rsid="00162c97"/>
    </style:style>
    <style:style style:name="T4" style:family="text">
      <style:text-properties officeooo:rsid="0017fea7"/>
    </style:style>
    <style:style style:name="T5" style:family="text">
      <style:text-properties officeooo:rsid="00199eb7"/>
    </style:style>
    <style:style style:name="T6" style:family="text">
      <style:text-properties officeooo:rsid="001ac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ojet Bibliothèque</text:span></text:p>
      <text:p text:style-name="P1"><text:span text:style-name="T2"/></text:p>
      <text:p text:style-name="P2"><text:span text:style-name="T2"/></text:p>
      <text:p text:style-name="P3"><text:span text:style-name="T2">R</text:span><text:span text:style-name="T1">éunion d’état d’avancement du projet</text:span></text:p>
      <text:p text:style-name="P3"><text:span text:style-name="T1"/></text:p>
      <text:p text:style-name="P4">Date : <text:span text:style-name="T5">Lundi 27 mai 2024</text:span></text:p>
      <text:p text:style-name="P4">Lieu : Distance</text:p>
      <text:p text:style-name="P4">Participants : <text:span text:style-name="T3">Néhémie, Rolande</text:span></text:p>
      <text:p text:style-name="P4"/>
      <text:p text:style-name="P4">Ordre du jour</text:p>
      <text:p text:style-name="P4"/>
      <text:p text:style-name="P6">Suivi des points d’actions</text:p>
      <text:p text:style-name="P4">- <text:span text:style-name="T3">Update du CRUD pour la classe « Book », ajout de la fonction « delete »</text:span></text:p>
      <text:p text:style-name="P4">- <text:span text:style-name="T3">Optimisation du CRUD </text:span></text:p>
      <text:p text:style-name="P4"/>
      <text:p text:style-name="P6">Planifications des tâches</text:p>
      <text:p text:style-name="P5">- <text:span text:style-name="T4">Rolande : gestion de la classe « Book » et ses méthodes (CRUD), création d’une class « BookService » afin d’utiliser l’import Tkinter.</text:span></text:p>
      <text:p text:style-name="P5"><text:span text:style-name="T4">- Néhémie : gestion des classes « Reserve » et « Borrow » et leurs méthodes, ainsi que la gestion de l’utilisation de Tkinter pour ces différentes classes</text:span></text:p>
      <text:p text:style-name="P4"/>
      <text:p text:style-name="P4">Points d’actions</text:p>
      <text:p text:style-name="P4">- <text:span text:style-name="T5">Terminer le CRUD pour la classe « Book » → Rolande, 30/05/2024</text:span></text:p>
      <text:p text:style-name="P4">- <text:span text:style-name="T5">Commence</text:span><text:span text:style-name="T6">r la class « Reserve » ou « Borrow » → Néhémie, 31/05/2024</text:span></text:p>
      <text:p text:style-name="P4"/>
      <text:p text:style-name="P4">Divers</text:p>
      <text:p text:style-name="P4">- <text:span text:style-name="T6">Optimisation de l’affichage Tkinter : everybod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07:29.959610132</meta:creation-date>
    <dc:date>2024-05-31T20:19:32.540467390</dc:date>
    <meta:editing-duration>PT8M19S</meta:editing-duration>
    <meta:editing-cycles>1</meta:editing-cycles>
    <meta:document-statistic meta:table-count="0" meta:image-count="0" meta:object-count="0" meta:page-count="1" meta:paragraph-count="17" meta:word-count="140" meta:character-count="779" meta:non-whitespace-character-count="655"/>
    <meta:generator>LibreOffice/7.3.7.2$Linux_X86_64 LibreOffice_project/30$Build-2</meta:generator>
  </office:meta>
</office:document-meta>
</file>